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2.928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2.602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c0c0c0" style:rotation-align="none"/>
    </style:style>
    <style:style style:name="ce2" style:family="table-cell" style:parent-style-name="Default">
      <style:table-cell-properties fo:border-bottom="none" fo:background-color="#c0c0c0" style:diagonal-bl-tr="none" style:diagonal-tl-br="none" fo:border-left="4pt solid #000000" fo:border-right="none" style:rotation-align="none" fo:border-top="4pt solid #000000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c0c0c0" style:diagonal-bl-tr="none" style:diagonal-tl-br="none" fo:border-left="4pt solid #000000" fo:border-right="none" style:rotation-align="none" fo:border-top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4pt solid #000000" fo:background-color="#c0c0c0" style:diagonal-bl-tr="none" style:diagonal-tl-br="none" fo:border-left="4pt solid #000000" fo:border-right="none" style:rotation-align="none" fo:border-top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 style:diagonal-bl-tr="none" style:diagonal-tl-br="none" fo:border="none"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4pt solid #000000" fo:background-color="#c0c0c0" style:diagonal-bl-tr="none" style:diagonal-tl-br="none" fo:border-left="4pt solid #000000" fo:border-right="none" style:rotation-align="none" fo:border-top="4pt solid #000000"/>
    </style:style>
    <style:style style:name="ce8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4pt solid #000000" fo:background-color="#c0c0c0" style:diagonal-bl-tr="none" style:diagonal-tl-br="none" fo:border-left="none" fo:border-right="none" style:rotation-align="none" fo:border-top="4pt solid #000000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c0c0c0" style:diagonal-bl-tr="none" style:diagonal-tl-br="none" fo:border-left="none" fo:border-right="none" style:rotation-align="none" fo:border-top="4pt solid #000000"/>
    </style:style>
    <style:style style:name="ce11" style:family="table-cell" style:parent-style-name="Default">
      <style:table-cell-properties fo:border-bottom="4pt solid #000000" fo:background-color="#c0c0c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4pt solid #000000" fo:background-color="#c0c0c0" style:diagonal-bl-tr="none" style:diagonal-tl-br="none" fo:border-left="none" fo:border-right="4pt solid #000000" style:rotation-align="none" fo:border-top="4pt solid #000000"/>
    </style:style>
    <style:style style:name="ce13" style:family="table-cell" style:parent-style-name="Default">
      <style:table-cell-properties fo:border-bottom="none" fo:background-color="#c0c0c0" style:diagonal-bl-tr="none" style:diagonal-tl-br="none" fo:border-left="none" fo:border-right="4pt solid #000000" style:rotation-align="none" fo:border-top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c0c0c0" style:diagonal-bl-tr="none" style:diagonal-tl-br="none" fo:border-left="none" fo:border-right="4pt solid #000000" style:rotation-align="none" fo:border-top="4pt solid #000000"/>
    </style:style>
    <style:style style:name="ce15" style:family="table-cell" style:parent-style-name="Default">
      <style:table-cell-properties fo:border-bottom="4pt solid #000000" fo:background-color="#c0c0c0" style:diagonal-bl-tr="none" style:diagonal-tl-br="none" fo:border-left="none" fo:border-right="4pt solid #000000" style:rotation-align="none" fo:border-top="none"/>
    </style:style>
    <style:style style:name="ce16" style:family="table-cell" style:parent-style-name="Default" style:data-style-name="N61">
      <style:table-cell-properties fo:border-bottom="none" fo:background-color="#c0c0c0" style:diagonal-bl-tr="none" style:diagonal-tl-br="none" fo:border-left="none" fo:border-right="none" style:rotation-align="none" fo:border-top="4pt solid #000000"/>
    </style:style>
    <style:style style:name="ce17" style:family="table-cell" style:parent-style-name="Default" style:data-style-name="N61">
      <style:table-cell-properties fo:background-color="#c0c0c0" style:diagonal-bl-tr="none" style:diagonal-tl-br="none" fo:border="none" style:rotation-align="none"/>
    </style:style>
    <style:style style:name="ce18" style:family="table-cell" style:parent-style-name="Default" style:data-style-name="N61">
      <style:table-cell-properties fo:border-bottom="4pt solid #000000" fo:background-color="#c0c0c0" style:diagonal-bl-tr="none" style:diagonal-tl-br="none" fo:border-left="none" fo:border-right="none" style:rotation-align="none" fo:border-top="none"/>
    </style:style>
    <style:style style:name="ce19" style:family="table-cell" style:parent-style-name="Default" style:data-style-name="N60">
      <style:table-cell-properties fo:border-bottom="none" fo:background-color="#c0c0c0" style:diagonal-bl-tr="none" style:diagonal-tl-br="none" fo:border-left="4pt solid #000000" fo:border-right="none" style:rotation-align="none" fo:border-top="none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4pt solid #000000" fo:border-right="none" style:rotation-align="none" fo:border-top="4pt solid #000000"/>
    </style:style>
    <style:style style:name="ce21" style:family="table-cell" style:parent-style-name="Default">
      <style:table-cell-properties fo:border-bottom="4pt solid #000000" fo:background-color="#c0c0c0" style:diagonal-bl-tr="none" style:diagonal-tl-br="none" fo:border-left="4pt solid #000000" fo:border-right="none" style:rotation-align="none" fo:border-top="none"/>
    </style:style>
    <style:style style:name="ce22" style:family="table-cell" style:parent-style-name="Default">
      <style:table-cell-properties fo:border-bottom="none" fo:background-color="#c0c0c0" style:diagonal-bl-tr="none" style:diagonal-tl-br="none" fo:border-left="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8" table:default-cell-style-name="ce6"/>
        <table:table-column table:style-name="co3" table:default-cell-style-name="ce6"/>
        <table:table-column table:style-name="co4" table:number-columns-repeated="1012" table:default-cell-style-name="ce6"/>
        <table:table-row table:style-name="ro1">
          <table:table-cell table:style-name="ce1"/>
          <table:table-cell table:style-name="ce7"/>
          <table:table-cell table:style-name="ce9" office:value-type="string">
            <text:p>BMB</text:p>
          </table:table-cell>
          <table:table-cell table:style-name="ce12"/>
          <table:table-cell table:style-name="ce7"/>
          <table:table-cell table:style-name="ce9" office:value-type="string">
            <text:p>ILS</text:p>
          </table:table-cell>
          <table:table-cell table:style-name="ce12"/>
          <table:table-cell table:style-name="ce7"/>
          <table:table-cell table:style-name="ce9" office:value-type="string">
            <text:p>GRASP</text:p>
          </table:table-cell>
          <table:table-cell table:style-name="ce12"/>
          <table:table-cell table:style-name="ce7"/>
          <table:table-cell table:style-name="ce9" office:value-type="string">
            <text:p>K-MM</text:p>
          </table:table-cell>
          <table:table-cell table:style-name="ce12"/>
          <table:table-cell table:number-columns-repeated="1011"/>
        </table:table-row>
        <table:table-row table:style-name="ro2">
          <table:table-cell table:style-name="ce1"/>
          <table:table-cell table:style-name="ce3" office:value-type="string">
            <text:p>Aggregation</text:p>
          </table:table-cell>
          <table:table-cell table:style-name="ce5" office:value-type="string">
            <text:p>wdbc</text:p>
          </table:table-cell>
          <table:table-cell table:style-name="ce13" office:value-type="string">
            <text:p>yeast</text:p>
          </table:table-cell>
          <table:table-cell table:style-name="ce3" office:value-type="string">
            <text:p>Aggregation</text:p>
          </table:table-cell>
          <table:table-cell table:style-name="ce5" office:value-type="string">
            <text:p>wdbc</text:p>
          </table:table-cell>
          <table:table-cell table:style-name="ce13" office:value-type="string">
            <text:p>yeast</text:p>
          </table:table-cell>
          <table:table-cell table:style-name="ce3" office:value-type="string">
            <text:p>Aggregation</text:p>
          </table:table-cell>
          <table:table-cell table:style-name="ce5" office:value-type="string">
            <text:p>wdbc</text:p>
          </table:table-cell>
          <table:table-cell table:style-name="ce13" office:value-type="string">
            <text:p>yeast</text:p>
          </table:table-cell>
          <table:table-cell table:style-name="ce3" office:value-type="string">
            <text:p>Aggregation</text:p>
          </table:table-cell>
          <table:table-cell table:style-name="ce5" office:value-type="string">
            <text:p>wdbc</text:p>
          </table:table-cell>
          <table:table-cell table:style-name="ce13" office:value-type="string">
            <text:p>yeast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J1</text:p>
          </table:table-cell>
          <table:table-cell table:style-name="ce2" office:value-type="float" office:value="23638.7">
            <text:p>23638,7</text:p>
          </table:table-cell>
          <table:table-cell table:style-name="ce10" office:value-type="float" office:value="4.61345E+017">
            <text:p>461345000000000000</text:p>
          </table:table-cell>
          <table:table-cell table:style-name="ce14" office:value-type="float" office:value="54.7573">
            <text:p>54,7573</text:p>
          </table:table-cell>
          <table:table-cell table:style-name="ce2" office:value-type="float" office:value="21271.3">
            <text:p>21271,3</text:p>
          </table:table-cell>
          <table:table-cell table:style-name="ce10" office:value-type="float" office:value="4.61345E+017">
            <text:p>461345000000000000</text:p>
          </table:table-cell>
          <table:table-cell table:style-name="ce14" office:value-type="float" office:value="47.2493">
            <text:p>47,2493</text:p>
          </table:table-cell>
          <table:table-cell table:style-name="ce2" office:value-type="float" office:value="11350.7">
            <text:p>11350,7</text:p>
          </table:table-cell>
          <table:table-cell table:style-name="ce16" office:value-type="float" office:value="5.5397E+018">
            <text:p>5,54E+18</text:p>
          </table:table-cell>
          <table:table-cell table:style-name="ce14" office:value-type="float" office:value="0">
            <text:p>0</text:p>
          </table:table-cell>
          <table:table-cell table:style-name="ce20" office:value-type="float" office:value="9432.2769">
            <text:p>9432,2769</text:p>
          </table:table-cell>
          <table:table-cell table:style-name="ce10" office:value-type="float" office:value="2.00971263017607E+017">
            <text:p>200971263017607000</text:p>
          </table:table-cell>
          <table:table-cell table:style-name="ce14" office:value-type="float" office:value="37.168913">
            <text:p>37,16891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J2</text:p>
          </table:table-cell>
          <table:table-cell table:style-name="ce3" office:value-type="float" office:value="24341.8">
            <text:p>24341,8</text:p>
          </table:table-cell>
          <table:table-cell table:style-name="ce5" office:value-type="float" office:value="4.61345E+017">
            <text:p>461345000000000000</text:p>
          </table:table-cell>
          <table:table-cell table:style-name="ce13" office:value-type="float" office:value="52.562">
            <text:p>52,562</text:p>
          </table:table-cell>
          <table:table-cell table:style-name="ce3" office:value-type="float" office:value="22560.5">
            <text:p>22560,5</text:p>
          </table:table-cell>
          <table:table-cell table:style-name="ce5" office:value-type="float" office:value="4.61345E+017">
            <text:p>461345000000000000</text:p>
          </table:table-cell>
          <table:table-cell table:style-name="ce13" office:value-type="float" office:value="47.4386">
            <text:p>47,4386</text:p>
          </table:table-cell>
          <table:table-cell table:style-name="ce3" office:value-type="float" office:value="11248.6">
            <text:p>11248,6</text:p>
          </table:table-cell>
          <table:table-cell table:style-name="ce17" office:value-type="float" office:value="5.53E+018">
            <text:p>5,53E+18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9892.28109">
            <text:p>9892,28109</text:p>
          </table:table-cell>
          <table:table-cell table:style-name="ce5" office:value-type="float" office:value="2.00971263017607E+017">
            <text:p>200971263017607000</text:p>
          </table:table-cell>
          <table:table-cell table:style-name="ce13" office:value-type="float" office:value="37.167849">
            <text:p>37,167849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J3</text:p>
          </table:table-cell>
          <table:table-cell table:style-name="ce3" office:value-type="float" office:value="23368">
            <text:p>23368</text:p>
          </table:table-cell>
          <table:table-cell table:style-name="ce5" office:value-type="float" office:value="4.61345E+017">
            <text:p>461345000000000000</text:p>
          </table:table-cell>
          <table:table-cell table:style-name="ce13" office:value-type="float" office:value="54.2711">
            <text:p>54,2711</text:p>
          </table:table-cell>
          <table:table-cell table:style-name="ce3" office:value-type="float" office:value="21285">
            <text:p>21285</text:p>
          </table:table-cell>
          <table:table-cell table:style-name="ce5" office:value-type="float" office:value="4.61345E+017">
            <text:p>461345000000000000</text:p>
          </table:table-cell>
          <table:table-cell table:style-name="ce13" office:value-type="float" office:value="47.32">
            <text:p>47,32</text:p>
          </table:table-cell>
          <table:table-cell table:style-name="ce3" office:value-type="float" office:value="11276.4">
            <text:p>11276,4</text:p>
          </table:table-cell>
          <table:table-cell table:style-name="ce17" office:value-type="float" office:value="5.54E+018">
            <text:p>5,54E+18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94872.2419">
            <text:p>94872,2419</text:p>
          </table:table-cell>
          <table:table-cell table:style-name="ce5" office:value-type="float" office:value="2.00971263017607E+017">
            <text:p>200971263017607000</text:p>
          </table:table-cell>
          <table:table-cell table:style-name="ce13" office:value-type="float" office:value="37.164277">
            <text:p>37,164277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J4</text:p>
          </table:table-cell>
          <table:table-cell table:style-name="ce3" office:value-type="float" office:value="24256.4">
            <text:p>24256,4</text:p>
          </table:table-cell>
          <table:table-cell table:style-name="ce5" office:value-type="float" office:value="4.61345E+017">
            <text:p>461345000000000000</text:p>
          </table:table-cell>
          <table:table-cell table:style-name="ce13" office:value-type="float" office:value="54.3511">
            <text:p>54,3511</text:p>
          </table:table-cell>
          <table:table-cell table:style-name="ce3" office:value-type="float" office:value="22565.9">
            <text:p>22565,9</text:p>
          </table:table-cell>
          <table:table-cell table:style-name="ce5" office:value-type="float" office:value="4.61345E+017">
            <text:p>461345000000000000</text:p>
          </table:table-cell>
          <table:table-cell table:style-name="ce13" office:value-type="float" office:value="47.0239">
            <text:p>47,0239</text:p>
          </table:table-cell>
          <table:table-cell table:style-name="ce3" office:value-type="float" office:value="11536.1">
            <text:p>11536,1</text:p>
          </table:table-cell>
          <table:table-cell table:style-name="ce17" office:value-type="float" office:value="5.54E+018">
            <text:p>5,54E+18</text:p>
          </table:table-cell>
          <table:table-cell table:style-name="ce13" office:value-type="float" office:value="0">
            <text:p>0</text:p>
          </table:table-cell>
          <table:table-cell table:style-name="ce3" office:value-type="float" office:value="9433.23409">
            <text:p>9433,23409</text:p>
          </table:table-cell>
          <table:table-cell table:style-name="ce5" office:value-type="float" office:value="2.00971263017607E+017">
            <text:p>200971263017607000</text:p>
          </table:table-cell>
          <table:table-cell table:style-name="ce13" office:value-type="float" office:value="37.163114">
            <text:p>37,163114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J5</text:p>
          </table:table-cell>
          <table:table-cell table:style-name="ce4" office:value-type="float" office:value="2417.8">
            <text:p>2417,8</text:p>
          </table:table-cell>
          <table:table-cell table:style-name="ce11" office:value-type="float" office:value="4.61345E+017">
            <text:p>461345000000000000</text:p>
          </table:table-cell>
          <table:table-cell table:style-name="ce15" office:value-type="float" office:value="54.4301">
            <text:p>54,4301</text:p>
          </table:table-cell>
          <table:table-cell table:style-name="ce4" office:value-type="float" office:value="21307.9">
            <text:p>21307,9</text:p>
          </table:table-cell>
          <table:table-cell table:style-name="ce11" office:value-type="float" office:value="4.61345E+017">
            <text:p>461345000000000000</text:p>
          </table:table-cell>
          <table:table-cell table:style-name="ce15" office:value-type="float" office:value="47.91">
            <text:p>47,91</text:p>
          </table:table-cell>
          <table:table-cell table:style-name="ce4" office:value-type="float" office:value="11711.9">
            <text:p>11711,9</text:p>
          </table:table-cell>
          <table:table-cell table:style-name="ce18" office:value-type="float" office:value="5.54E+018">
            <text:p>5,54E+18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9432.28109">
            <text:p>9432,28109</text:p>
          </table:table-cell>
          <table:table-cell table:style-name="ce11" office:value-type="float" office:value="2.00971263017607E+017">
            <text:p>200971263017607000</text:p>
          </table:table-cell>
          <table:table-cell table:style-name="ce15" office:value-type="float" office:value="37.163074">
            <text:p>37,163074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T1</text:p>
          </table:table-cell>
          <table:table-cell table:style-name="ce2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4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12">
            <text:p>12</text:p>
          </table:table-cell>
          <table:table-cell table:style-name="ce2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4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T2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13" office:value-type="float" office:value="12">
            <text:p>12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1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13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T3</text:p>
          </table:table-cell>
          <table:table-cell table:style-name="ce3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13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13" office:value-type="float" office:value="11">
            <text:p>11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T4</text:p>
          </table:table-cell>
          <table:table-cell table:style-name="ce3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13" office:value-type="float" office:value="11">
            <text:p>11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1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13" office:value-type="float" office:value="12">
            <text:p>12</text:p>
          </table:table-cell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13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T5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13" office:value-type="float" office:value="12">
            <text:p>12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1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13" office:value-type="float" office:value="12">
            <text:p>12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13" office:value-type="float" office:value="11">
            <text:p>1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Minimo J</text:p>
          </table:table-cell>
          <table:table-cell table:style-name="ce2" table:formula="of:=MIN([.B3:.B7])" office:value-type="float" office:value="2417.8">
            <text:p>2417,8</text:p>
          </table:table-cell>
          <table:table-cell table:style-name="ce2" table:formula="of:=mín([.C3:.C7])" office:value-type="float" office:value="4.61345E+017">
            <text:p>461345000000000000</text:p>
          </table:table-cell>
          <table:table-cell table:style-name="ce2" table:formula="of:=mín([.D3:.D7])" office:value-type="float" office:value="52.562">
            <text:p>52,562</text:p>
          </table:table-cell>
          <table:table-cell table:style-name="ce2" table:formula="of:=mín([.E3:.E7])" office:value-type="float" office:value="21271.3">
            <text:p>21271,3</text:p>
          </table:table-cell>
          <table:table-cell table:style-name="ce2" table:formula="of:=mín([.F3:.F7])" office:value-type="float" office:value="4.61345E+017">
            <text:p>461345000000000000</text:p>
          </table:table-cell>
          <table:table-cell table:style-name="ce2" table:formula="of:=mín([.G3:.G7])" office:value-type="float" office:value="47.0239">
            <text:p>47,0239</text:p>
          </table:table-cell>
          <table:table-cell table:style-name="ce2" table:formula="of:=mín([.H3:.H7])" office:value-type="float" office:value="0">
            <text:p>#NOMBRE?</text:p>
          </table:table-cell>
          <table:table-cell table:style-name="ce2" table:formula="of:=MIN([.I3:.I12])" office:value-type="float" office:value="2">
            <text:p>2</text:p>
          </table:table-cell>
          <table:table-cell table:style-name="ce2" table:formula="of:=MIN([.J3:.J12])" office:value-type="float" office:value="0">
            <text:p>0</text:p>
          </table:table-cell>
          <table:table-cell table:style-name="ce20" table:formula="of:=MIN([.K3:.K12])" office:value-type="float" office:value="5">
            <text:p>5</text:p>
          </table:table-cell>
          <table:table-cell table:style-name="ce20" table:formula="of:=MIN([.L3:.L12])" office:value-type="float" office:value="4">
            <text:p>4</text:p>
          </table:table-cell>
          <table:table-cell table:style-name="ce20" table:formula="of:=MIN([.M3:.M12])" office:value-type="float" office:value="10">
            <text:p>1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Maximo J</text:p>
          </table:table-cell>
          <table:table-cell table:style-name="ce3" table:formula="of:=MAX([.B3:.B7])" office:value-type="float" office:value="24341.8">
            <text:p>24341,8</text:p>
          </table:table-cell>
          <table:table-cell table:style-name="ce3" table:formula="of:=máx([.C3:.C7])" office:value-type="float" office:value="4.61345E+017">
            <text:p>461345000000000000</text:p>
          </table:table-cell>
          <table:table-cell table:style-name="ce3" table:formula="of:=máx([.D3:.D7])" office:value-type="float" office:value="54.7573">
            <text:p>54,7573</text:p>
          </table:table-cell>
          <table:table-cell table:style-name="ce3" table:formula="of:=máx([.E3:.E7])" office:value-type="float" office:value="22565.9">
            <text:p>22565,9</text:p>
          </table:table-cell>
          <table:table-cell table:style-name="ce3" table:formula="of:=máx([.F3:.F7])" office:value-type="float" office:value="4.61345E+017">
            <text:p>461345000000000000</text:p>
          </table:table-cell>
          <table:table-cell table:style-name="ce3" table:formula="of:=máx([.G3:.G7])" office:value-type="float" office:value="47.91">
            <text:p>47,91</text:p>
          </table:table-cell>
          <table:table-cell table:style-name="ce3" table:formula="of:=máx([.H3:.H7])" office:value-type="float" office:value="0">
            <text:p>#NOMBRE?</text:p>
          </table:table-cell>
          <table:table-cell table:style-name="ce19" table:formula="of:=MAX([.I3:.I7])" office:value-type="float" office:value="5.54E+018">
            <text:p>5,54E+018</text:p>
          </table:table-cell>
          <table:table-cell table:style-name="ce3" table:formula="of:=máx([.J3:.J7])" office:value-type="float" office:value="0">
            <text:p>0</text:p>
          </table:table-cell>
          <table:table-cell table:style-name="ce22" table:formula="of:=MAX([.K3:.K7])" office:value-type="float" office:value="94872.2419">
            <text:p>94872,2419</text:p>
          </table:table-cell>
          <table:table-cell table:style-name="ce22" table:formula="of:=máx([.L3:.L7])" office:value-type="float" office:value="2.00971263017607E+017">
            <text:p>200971263017607000</text:p>
          </table:table-cell>
          <table:table-cell table:style-name="ce22" table:formula="of:=máx([.M3:.M7])" office:value-type="float" office:value="37.168913">
            <text:p>37,16891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Media J</text:p>
          </table:table-cell>
          <table:table-cell table:style-name="ce3" table:formula="of:=AVERAGE([.B3:.B7])" office:value-type="float" office:value="19604.54">
            <text:p>19604,54</text:p>
          </table:table-cell>
          <table:table-cell table:style-name="ce3" table:formula="of:=promedio([.C3:.C7])" office:value-type="float" office:value="4.61345E+017">
            <text:p>461345000000000000</text:p>
          </table:table-cell>
          <table:table-cell table:style-name="ce3" table:formula="of:=promedio([.D3:.D7])" office:value-type="float" office:value="54.07432">
            <text:p>54,07432</text:p>
          </table:table-cell>
          <table:table-cell table:style-name="ce3" table:formula="of:=promedio([.E3:.E7])" office:value-type="float" office:value="21798.12">
            <text:p>21798,12</text:p>
          </table:table-cell>
          <table:table-cell table:style-name="ce3" table:formula="of:=promedio([.F3:.F7])" office:value-type="float" office:value="4.61345E+017">
            <text:p>461345000000000000</text:p>
          </table:table-cell>
          <table:table-cell table:style-name="ce3" table:formula="of:=promedio([.G3:.G7])" office:value-type="float" office:value="47.38836">
            <text:p>47,38836</text:p>
          </table:table-cell>
          <table:table-cell table:style-name="ce3" table:formula="of:=promedio([.H3:.H7])" office:value-type="float" office:value="0">
            <text:p>#NOMBRE?</text:p>
          </table:table-cell>
          <table:table-cell table:style-name="ce19" table:formula="of:=AVERAGE([.I3:.I7])" office:value-type="float" office:value="5.53794E+018">
            <text:p>5,54E+018</text:p>
          </table:table-cell>
          <table:table-cell table:style-name="ce3" table:formula="of:=promedio([.J3:.J7])" office:value-type="float" office:value="0">
            <text:p>0</text:p>
          </table:table-cell>
          <table:table-cell table:style-name="ce22" table:formula="of:=AVERAGE([.K3:.K7])" office:value-type="float" office:value="26612.463014">
            <text:p>26612,463014</text:p>
          </table:table-cell>
          <table:table-cell table:style-name="ce22" table:formula="of:=promedio([.L3:.L7])" office:value-type="float" office:value="2.00971263017607E+017">
            <text:p>200971263017607000</text:p>
          </table:table-cell>
          <table:table-cell table:style-name="ce22" table:formula="of:=promedio([.M3:.M7])" office:value-type="float" office:value="37.1654454">
            <text:p>37,1654454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Desvic J</text:p>
          </table:table-cell>
          <table:table-cell table:style-name="ce3" table:formula="of:=STDEV([.B3:.B7])" office:value-type="float" office:value="9616.4383176933">
            <text:p>9616,4383176933</text:p>
          </table:table-cell>
          <table:table-cell table:style-name="ce3" table:formula="of:=desvest([.C3:.C7])" office:value-type="float" office:value="0">
            <text:p>0</text:p>
          </table:table-cell>
          <table:table-cell table:style-name="ce3" table:formula="of:=desvest([.D3:.D7])" office:value-type="float" office:value="0.865373099882359">
            <text:p>0,8653730999</text:p>
          </table:table-cell>
          <table:table-cell table:style-name="ce3" table:formula="of:=desvest([.E3:.E7])" office:value-type="float" office:value="698.54428778711">
            <text:p>698,5442877871</text:p>
          </table:table-cell>
          <table:table-cell table:style-name="ce3" table:formula="of:=desvest([.F3:.F7])" office:value-type="float" office:value="0">
            <text:p>0</text:p>
          </table:table-cell>
          <table:table-cell table:style-name="ce3" table:formula="of:=desvest([.G3:.G7])" office:value-type="float" office:value="0.328433483372204">
            <text:p>0,3284334834</text:p>
          </table:table-cell>
          <table:table-cell table:style-name="ce3" table:formula="of:=desvest([.H3:.H7])" office:value-type="float" office:value="0">
            <text:p>#NOMBRE?</text:p>
          </table:table-cell>
          <table:table-cell table:style-name="ce3" table:formula="of:=STDEV([.I3:.I7])" office:value-type="float" office:value="4.44049546785041E+015">
            <text:p>4440495467850410</text:p>
          </table:table-cell>
          <table:table-cell table:style-name="ce3" table:formula="of:=desvest([.J3:.J7])" office:value-type="float" office:value="0">
            <text:p>0</text:p>
          </table:table-cell>
          <table:table-cell table:style-name="ce22" table:formula="of:=STDEV([.K3:.K7])" office:value-type="float" office:value="38158.8955861339">
            <text:p>38158,8955861339</text:p>
          </table:table-cell>
          <table:table-cell table:style-name="ce22" table:formula="of:=desvest([.L3:.L7])" office:value-type="float" office:value="0">
            <text:p>0</text:p>
          </table:table-cell>
          <table:table-cell table:style-name="ce22" table:formula="of:=desvest([.M3:.M7])" office:value-type="float" office:value="0.00274889365018015">
            <text:p>0,0027488937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Medio T</text:p>
          </table:table-cell>
          <table:table-cell table:style-name="ce4" table:formula="of:=AVERAGE([.B8:.B12])" office:value-type="float" office:value="6.6">
            <text:p>6,6</text:p>
          </table:table-cell>
          <table:table-cell table:style-name="ce4" table:formula="of:=promedio([.C8:.C12])" office:value-type="float" office:value="5">
            <text:p>5</text:p>
          </table:table-cell>
          <table:table-cell table:style-name="ce4" table:formula="of:=promedio([.D8:.D12])" office:value-type="float" office:value="11.2">
            <text:p>11,2</text:p>
          </table:table-cell>
          <table:table-cell table:style-name="ce4" table:formula="of:=promedio([.E8:.E12])" office:value-type="float" office:value="5.2">
            <text:p>5,2</text:p>
          </table:table-cell>
          <table:table-cell table:style-name="ce4" table:formula="of:=promedio([.F8:.F12])" office:value-type="float" office:value="4.4">
            <text:p>4,4</text:p>
          </table:table-cell>
          <table:table-cell table:style-name="ce4" table:formula="of:=promedio([.G8:.G12])" office:value-type="float" office:value="9.6">
            <text:p>9,6</text:p>
          </table:table-cell>
          <table:table-cell table:style-name="ce4" table:formula="of:=promedio([.H8:.H12])" office:value-type="float" office:value="6.4">
            <text:p>6,4</text:p>
          </table:table-cell>
          <table:table-cell table:style-name="ce4" table:formula="of:=promedio([.I8:.I12])" office:value-type="float" office:value="2.4">
            <text:p>2,4</text:p>
          </table:table-cell>
          <table:table-cell table:style-name="ce4" table:formula="of:=promedio([.J8:.J12])" office:value-type="float" office:value="11.6">
            <text:p>11,6</text:p>
          </table:table-cell>
          <table:table-cell table:style-name="ce21" table:formula="of:=promedio([.K8:.K12])" office:value-type="float" office:value="5.4">
            <text:p>5,4</text:p>
          </table:table-cell>
          <table:table-cell table:style-name="ce21" table:formula="of:=promedio([.L8:.L12])" office:value-type="float" office:value="4.4">
            <text:p>4,4</text:p>
          </table:table-cell>
          <table:table-cell table:style-name="ce21" table:formula="of:=promedio([.M8:.M12])" office:value-type="float" office:value="10.6">
            <text:p>10,6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Media respecto a K-MM (%mejor)</text:p>
          </table:table-cell>
          <table:table-cell table:style-name="ce8" table:formula="of:=([.K15]/[.B15])*100" office:value-type="float" office:value="135.746429214866">
            <text:p>135,7464292149</text:p>
          </table:table-cell>
          <table:table-cell table:style-name="ce8" table:formula="of:=([.L15]/[.C15])*100" office:value-type="float" office:value="43.5620334061509">
            <text:p>43,5620334062</text:p>
          </table:table-cell>
          <table:table-cell table:style-name="ce8" table:formula="of:=([.M15]/[.D15])*100" office:value-type="float" office:value="68.7303056238155">
            <text:p>68,7303056238</text:p>
          </table:table-cell>
          <table:table-cell table:style-name="ce8" table:formula="of:=[.K15]/[.E15]*100" office:value-type="float" office:value="122.086046934323">
            <text:p>122,0860469343</text:p>
          </table:table-cell>
          <table:table-cell table:style-name="ce8" table:formula="of:=[.L15]/[.F15]*100" office:value-type="float" office:value="43.5620334061509">
            <text:p>43,5620334062</text:p>
          </table:table-cell>
          <table:table-cell table:style-name="ce8" table:formula="of:=[.M15]/[.G15]*100" office:value-type="float" office:value="78.4273720381967">
            <text:p>78,4273720382</text:p>
          </table:table-cell>
          <table:table-cell table:style-name="ce8" table:formula="of:=([.K15]/[.H15])*100" office:value-type="float" office:value="0">
            <text:p>#NOMBRE?</text:p>
          </table:table-cell>
          <table:table-cell table:style-name="ce8" table:formula="of:=[.L15]/[.I15]*100" office:value-type="float" office:value="3.62898953433239">
            <text:p>3,6289895343</text:p>
          </table:table-cell>
          <table:table-cell table:style-name="ce8" table:formula="of:=[.M15]/[.J15]*100" office:value-type="float" office:value="0">
            <text:p>#DIV/0!</text:p>
          </table:table-cell>
          <table:table-cell table:style-name="ce1" table:number-columns-repeated="3"/>
          <table:table-cell table:number-columns-repeated="101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fill-character> </number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fill-character> </number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fill-character> </number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fill-character> </number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fill-character> </number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fill-character> </number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fill-character> </number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fill-character> </number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21:00: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24:41</meta:creation-date>
    <meta:initial-creator>Juanma</meta:initial-creator>
    <dc:creator>Jose </dc:creator>
    <dc:date>2013-05-20T21:01:58</dc:date>
    <meta:editing-cycles>2</meta:editing-cycles>
    <meta:editing-duration>P0D</meta:editing-duration>
    <meta:generator>LibreOffice/4.0.2.2$Linux_x86 LibreOffice_project/400m0$Build-2</meta:generator>
    <meta:document-statistic meta:table-count="1" meta:cell-count="221" meta:object-count="0"/>
  </office:meta>
</office:document-meta>
</file>